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2025-08-18 18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8176" calcext:value-type="float">
            <text:p>12.83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2025-05-20 16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8112" calcext:value-type="float">
            <text:p>13.08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2025-02-26 16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3184" calcext:value-type="float">
            <text:p>13.28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2024-10-17 17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7632" calcext:value-type="float">
            <text:p>13.05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2024-07-18 17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4648" calcext:value-type="float">
            <text:p>12.80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2024-04-15 17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8616" calcext:value-type="float">
            <text:p>12.54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2024-01-24 18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0472" calcext:value-type="float">
            <text:p>12.92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2023-08-09 14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876" calcext:value-type="float">
            <text:p>12.93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2023-04-21 14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116" calcext:value-type="float">
            <text:p>13.09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2023-02-08 15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544" calcext:value-type="float">
            <text:p>13.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2022-11-03 13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5232" calcext:value-type="float">
            <text:p>12.90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2022-08-24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3208" calcext:value-type="float">
            <text:p>12.71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2022-05-26 17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348" calcext:value-type="float">
            <text:p>12.60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2022-02-08 16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0264" calcext:value-type="float">
            <text:p>12.78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2021-12-09 15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064" calcext:value-type="float">
            <text:p>12.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2021-05-05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2208" calcext:value-type="float">
            <text:p>12.33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2020-11-03 1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3816" calcext:value-type="float">
            <text:p>12.24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2020-01-28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0472" calcext:value-type="float">
            <text:p>12.92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2019-10-30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8656" calcext:value-type="float">
            <text:p>12.86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2019-07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8888" calcext:value-type="float">
            <text:p>12.43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2019-02-07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1896" calcext:value-type="float">
            <text:p>12.12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2018-07-18 15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928" calcext:value-type="float">
            <text:p>13.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2018-05-17 14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8424" calcext:value-type="float">
            <text:p>13.29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2018-04-02 16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124" calcext:value-type="float">
            <text:p>13.73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2018-01-29 18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8192" calcext:value-type="float">
            <text:p>13.72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2017-11-28 16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028" calcext:value-type="float">
            <text:p>13.67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2017-10-05 19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8944" calcext:value-type="float">
            <text:p>13.64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2017-07-31 14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6376" calcext:value-type="float">
            <text:p>13.67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2017-04-03 17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5896" calcext:value-type="float">
            <text:p>13.64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2016-11-10 15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4728" calcext:value-type="float">
            <text:p>13.44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2016-08-03 14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4208" calcext:value-type="float">
            <text:p>13.09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2016-05-12 14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4688" calcext:value-type="float">
            <text:p>13.12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2016-03-09 15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3936" calcext:value-type="float">
            <text:p>13.20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2015-09-22 15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116" calcext:value-type="float">
            <text:p>13.09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2015-07-13 15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02" calcext:value-type="float">
            <text:p>13.03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2015-05-13 15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1056" calcext:value-type="float">
            <text:p>13.02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2015-03-16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4416" calcext:value-type="float">
            <text:p>13.23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2014-11-25 16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1264" calcext:value-type="float">
            <text:p>13.16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2014-09-22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5712" calcext:value-type="float">
            <text:p>12.93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2014-07-23 15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0056" calcext:value-type="float">
            <text:p>12.64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2014-05-19 16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8408" calcext:value-type="float">
            <text:p>12.40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2014-03-24 17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204" calcext:value-type="float">
            <text:p>12.51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2014-01-27 16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872" calcext:value-type="float">
            <text:p>12.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2013-11-07 15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5984" calcext:value-type="float">
            <text:p>12.82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2013-07-18 14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1056" calcext:value-type="float">
            <text:p>13.02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2013-04-11 14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456" calcext:value-type="float">
            <text:p>13.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2013-01-31 15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8464" calcext:value-type="float">
            <text:p>13.61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2012-10-11 14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9216" calcext:value-type="float">
            <text:p>13.53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2012-06-27 13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7608" calcext:value-type="float">
            <text:p>13.62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2012-04-24 14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6504" calcext:value-type="float">
            <text:p>13.17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2012-01-24 15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6984" calcext:value-type="float">
            <text:p>13.20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2011-10-25 14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2056" calcext:value-type="float">
            <text:p>13.40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2011-07-27 13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024" calcext:value-type="float">
            <text:p>13.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2011-04-12 14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1848" calcext:value-type="float">
            <text:p>13.26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2011-01-20 15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6232" calcext:value-type="float">
            <text:p>13.28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2010-10-06 15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7256" calcext:value-type="float">
            <text:p>13.09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2010-07-13 15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2936" calcext:value-type="float">
            <text:p>12.82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2010-04-07 13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7384" calcext:value-type="float">
            <text:p>12.59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2010-01-26 15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828" calcext:value-type="float">
            <text:p>12.90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2009-10-07 13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0304" calcext:value-type="float">
            <text:p>13.10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2009-07-07 14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9616" calcext:value-type="float">
            <text:p>12.92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2009-04-08 13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9072" calcext:value-type="float">
            <text:p>13.14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2009-02-11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7528" calcext:value-type="float">
            <text:p>12.98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2008-10-15 13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5944" calcext:value-type="float">
            <text:p>12.50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2008-08-27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5504" calcext:value-type="float">
            <text:p>12.79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2008-07-09 13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6216" calcext:value-type="float">
            <text:p>12.39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2008-04-24 13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8344" calcext:value-type="float">
            <text:p>12.65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2008-01-15 15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7216" calcext:value-type="float">
            <text:p>12.77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2007-10-30 13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8552" calcext:value-type="float">
            <text:p>12.79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2007-08-15 13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6256" calcext:value-type="float">
            <text:p>12.71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2007-06-06 13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8136" calcext:value-type="float">
            <text:p>12.51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2007-04-26 14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6424" calcext:value-type="float">
            <text:p>12.53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2006-12-19 14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1392" calcext:value-type="float">
            <text:p>12.66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2006-09-27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2728" calcext:value-type="float">
            <text:p>12.68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2006-05-17 13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3584" calcext:value-type="float">
            <text:p>12.67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2006-01-25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5296" calcext:value-type="float">
            <text:p>12.65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2005-10-26 14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968" calcext:value-type="float">
            <text:p>12.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2005-07-11 13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3856" calcext:value-type="float">
            <text:p>12.56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2005-04-07 14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9576" calcext:value-type="float">
            <text:p>12.60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2005-01-10 15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1016" calcext:value-type="float">
            <text:p>12.70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2004-10-29 14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6632" calcext:value-type="float">
            <text:p>12.67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2004-07-22 14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7656" calcext:value-type="float">
            <text:p>12.48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2004-04-15 14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916" calcext:value-type="float">
            <text:p>12.32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2004-01-21 15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5904" calcext:value-type="float">
            <text:p>12.18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2003-10-14 14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868" calcext:value-type="float">
            <text:p>12.29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2003-07-24 13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152" calcext:value-type="float">
            <text:p>12.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2003-06-25 13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296" calcext:value-type="float">
            <text:p>12.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2003-06-02 14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2688" calcext:value-type="float">
            <text:p>12.36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2003-04-25 13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2312" calcext:value-type="float">
            <text:p>12.40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2003-03-26 15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3376" calcext:value-type="float">
            <text:p>12.53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2003-02-24 15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7112" calcext:value-type="float">
            <text:p>12.70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2003-01-30 14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8928" calcext:value-type="float">
            <text:p>12.75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2002-12-17 14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9512" calcext:value-type="float">
            <text:p>12.85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2002-11-22 14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4272" calcext:value-type="float">
            <text:p>12.84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2002-10-25 13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352" calcext:value-type="float">
            <text:p>12.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2002-09-26 14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7424" calcext:value-type="float">
            <text:p>12.91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2002-08-28 13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0472" calcext:value-type="float">
            <text:p>12.92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2002-07-25 14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6464" calcext:value-type="float">
            <text:p>12.85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2002-06-20 13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9408" calcext:value-type="float">
            <text:p>12.78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2002-04-10 13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9784" calcext:value-type="float">
            <text:p>12.74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2002-01-17 14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8824" calcext:value-type="float">
            <text:p>12.68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2001-10-11 14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6632" calcext:value-type="float">
            <text:p>12.67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2001-07-11 13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016" calcext:value-type="float">
            <text:p>12.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2001-04-30 13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1976" calcext:value-type="float">
            <text:p>12.76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2001-01-09 14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544" calcext:value-type="float">
            <text:p>13.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2000-10-05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3792" calcext:value-type="float">
            <text:p>12.81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2000-08-08 13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4544" calcext:value-type="float">
            <text:p>12.73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2000-06-15 13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5776" calcext:value-type="float">
            <text:p>12.68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2000-03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0576" calcext:value-type="float">
            <text:p>12.99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1999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2016" calcext:value-type="float">
            <text:p>13.08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1999-09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9384" calcext:value-type="float">
            <text:p>13.35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1999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6608" calcext:value-type="float">
            <text:p>13.24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1999-04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3184" calcext:value-type="float">
            <text:p>13.28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1999-02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9656" calcext:value-type="float">
            <text:p>13.24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1998-10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5816" calcext:value-type="float">
            <text:p>13.00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1998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4816" calcext:value-type="float">
            <text:p>12.62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1998-04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7592" calcext:value-type="float">
            <text:p>12.73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1998-0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9616" calcext:value-type="float">
            <text:p>12.92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1997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064" calcext:value-type="float">
            <text:p>12.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1997-07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2416" calcext:value-type="float">
            <text:p>12.47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1997-04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0224" calcext:value-type="float">
            <text:p>12.46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1996-10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5128" calcext:value-type="float">
            <text:p>12.83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1996-05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4168" calcext:value-type="float">
            <text:p>12.77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1996-03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4312" calcext:value-type="float">
            <text:p>13.16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1995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5688" calcext:value-type="float">
            <text:p>13.50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1995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9592" calcext:value-type="float">
            <text:p>13.49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1995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1784" calcext:value-type="float">
            <text:p>13.51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1995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0824" calcext:value-type="float">
            <text:p>13.45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1995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9112" calcext:value-type="float">
            <text:p>13.46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1995-05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7776" calcext:value-type="float">
            <text:p>13.44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1995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2536" calcext:value-type="float">
            <text:p>13.43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1995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12" calcext:value-type="float">
            <text:p>13.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1995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9864" calcext:value-type="float">
            <text:p>13.38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1995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4144" calcext:value-type="float">
            <text:p>13.34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1994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496" calcext:value-type="float">
            <text:p>13.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1994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784" calcext:value-type="float">
            <text:p>13.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1994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64" calcext:value-type="float">
            <text:p>13.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1994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4104" calcext:value-type="float">
            <text:p>13.02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1994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256" calcext:value-type="float">
            <text:p>12.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1994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064" calcext:value-type="float">
            <text:p>12.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1994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4816" calcext:value-type="float">
            <text:p>12.62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1994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68" calcext:value-type="float">
            <text:p>12.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1994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112" calcext:value-type="float">
            <text:p>12.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1994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448" calcext:value-type="float">
            <text:p>12.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1994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9448" calcext:value-type="float">
            <text:p>13.10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1993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6192" calcext:value-type="float">
            <text:p>12.96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1993-1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4312" calcext:value-type="float">
            <text:p>13.16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1993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2016" calcext:value-type="float">
            <text:p>13.08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1993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496" calcext:value-type="float">
            <text:p>13.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1993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2184" calcext:value-type="float">
            <text:p>12.90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1993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7696" calcext:value-type="float">
            <text:p>12.80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1993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8448" calcext:value-type="float">
            <text:p>12.72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1993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7528" calcext:value-type="float">
            <text:p>12.98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1993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308" calcext:value-type="float">
            <text:p>13.21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1993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2432" calcext:value-type="float">
            <text:p>13.36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1993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5104" calcext:value-type="float">
            <text:p>13.40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1992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8256" calcext:value-type="float">
            <text:p>13.47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1992-1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6544" calcext:value-type="float">
            <text:p>13.49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1992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3016" calcext:value-type="float">
            <text:p>13.46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1992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644" calcext:value-type="float">
            <text:p>13.42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1992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2432" calcext:value-type="float">
            <text:p>13.36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1992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9384" calcext:value-type="float">
            <text:p>13.35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1992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4624" calcext:value-type="float">
            <text:p>13.37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1992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644" calcext:value-type="float">
            <text:p>13.42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1992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8736" calcext:value-type="float">
            <text:p>13.50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1992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0176" calcext:value-type="float">
            <text:p>13.60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1992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3224" calcext:value-type="float">
            <text:p>13.60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1992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884" calcext:value-type="float">
            <text:p>13.57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1991-1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7128" calcext:value-type="float">
            <text:p>13.59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1991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264" calcext:value-type="float">
            <text:p>13.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1991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9968" calcext:value-type="float">
            <text:p>13.45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1991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6336" calcext:value-type="float">
            <text:p>13.35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1991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5376" calcext:value-type="float">
            <text:p>13.29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1991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832" calcext:value-type="float">
            <text:p>13.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1991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3832" calcext:value-type="float">
            <text:p>13.13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1991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6776" calcext:value-type="float">
            <text:p>13.06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1991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2872" calcext:value-type="float">
            <text:p>13.07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1991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7256" calcext:value-type="float">
            <text:p>13.09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1991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64" calcext:value-type="float">
            <text:p>13.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1991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5168" calcext:value-type="float">
            <text:p>13.15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1990-1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5272" calcext:value-type="float">
            <text:p>13.22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1990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4312" calcext:value-type="float">
            <text:p>13.16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1990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64" calcext:value-type="float">
            <text:p>13.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1990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8864" calcext:value-type="float">
            <text:p>13.00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1990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0952" calcext:value-type="float">
            <text:p>12.95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1990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3896" calcext:value-type="float">
            <text:p>12.88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1990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9888" calcext:value-type="float">
            <text:p>12.81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1990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5984" calcext:value-type="float">
            <text:p>12.82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1990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2184" calcext:value-type="float">
            <text:p>12.90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1990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1432" calcext:value-type="float">
            <text:p>12.98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1990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972" calcext:value-type="float">
            <text:p>12.99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1990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2768" calcext:value-type="float">
            <text:p>13.00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1989-12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02" calcext:value-type="float">
            <text:p>13.03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1989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0576" calcext:value-type="float">
            <text:p>12.99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1989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9344" calcext:value-type="float">
            <text:p>13.03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1989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4" calcext:value-type="float">
            <text:p>12.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1989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732" calcext:value-type="float">
            <text:p>12.84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1989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78" calcext:value-type="float">
            <text:p>12.87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1989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0576" calcext:value-type="float">
            <text:p>12.99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1989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4832" calcext:value-type="float">
            <text:p>13.51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1989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4352" calcext:value-type="float">
            <text:p>13.48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1988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1344" calcext:value-type="float">
            <text:p>13.80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1988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548" calcext:value-type="float">
            <text:p>13.36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1988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784" calcext:value-type="float">
            <text:p>13.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1988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2872" calcext:value-type="float">
            <text:p>13.07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1988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6024" calcext:value-type="float">
            <text:p>13.14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1988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1992" calcext:value-type="float">
            <text:p>13.65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1987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7192" calcext:value-type="float">
            <text:p>13.34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1987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1744" calcext:value-type="float">
            <text:p>13.19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1987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1744" calcext:value-type="float">
            <text:p>13.19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1987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0136" calcext:value-type="float">
            <text:p>13.28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1987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0344" calcext:value-type="float">
            <text:p>13.42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1986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932" calcext:value-type="float">
            <text:p>13.60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1986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312" calcext:value-type="float">
            <text:p>13.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1986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2536" calcext:value-type="float">
            <text:p>13.43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1986-07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2808" calcext:value-type="float">
            <text:p>13.32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1986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308" calcext:value-type="float">
            <text:p>13.21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1986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024" calcext:value-type="float">
            <text:p>13.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1986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8048" calcext:value-type="float">
            <text:p>13.33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1985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928" calcext:value-type="float">
            <text:p>13.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1985-11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0136" calcext:value-type="float">
            <text:p>13.28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1985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452" calcext:value-type="float">
            <text:p>13.30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1985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0512" calcext:value-type="float">
            <text:p>13.24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1985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928" calcext:value-type="float">
            <text:p>13.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1985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5752" calcext:value-type="float">
            <text:p>13.25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1984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164" calcext:value-type="float">
            <text:p>13.12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1984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8864" calcext:value-type="float">
            <text:p>13.00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1984-08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7488" calcext:value-type="float">
            <text:p>12.66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1984-05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7176" calcext:value-type="float">
            <text:p>12.45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1984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636" calcext:value-type="float">
            <text:p>12.78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1984-0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8384" calcext:value-type="float">
            <text:p>12.97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1983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0304" calcext:value-type="float">
            <text:p>13.10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1983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9136" calcext:value-type="float">
            <text:p>12.89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1983-07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1392" calcext:value-type="float">
            <text:p>12.66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1983-05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9576" calcext:value-type="float">
            <text:p>12.60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1983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9344" calcext:value-type="float">
            <text:p>13.03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1983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8528" calcext:value-type="float">
            <text:p>13.36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1982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1096" calcext:value-type="float">
            <text:p>13.34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1982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0264" calcext:value-type="float">
            <text:p>12.78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1982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0264" calcext:value-type="float">
            <text:p>12.78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1982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2224" calcext:value-type="float">
            <text:p>13.22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1981-1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2536" calcext:value-type="float">
            <text:p>13.43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1981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976" calcext:value-type="float">
            <text:p>13.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1981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0552" calcext:value-type="float">
            <text:p>13.56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1981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9384" calcext:value-type="float">
            <text:p>13.35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1980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5752" calcext:value-type="float">
            <text:p>13.25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1980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3832" calcext:value-type="float">
            <text:p>13.13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1980-08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5712" calcext:value-type="float">
            <text:p>12.93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1980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0744" calcext:value-type="float">
            <text:p>12.81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1980-04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4" calcext:value-type="float">
            <text:p>12.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1980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1056" calcext:value-type="float">
            <text:p>13.02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1979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6192" calcext:value-type="float">
            <text:p>12.96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1979-1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2184" calcext:value-type="float">
            <text:p>12.90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1979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7904" calcext:value-type="float">
            <text:p>12.94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1979-09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352" calcext:value-type="float">
            <text:p>12.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1979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2456" calcext:value-type="float">
            <text:p>12.79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1979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1872" calcext:value-type="float">
            <text:p>12.69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1979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7384" calcext:value-type="float">
            <text:p>12.59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1979-05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252" calcext:value-type="float">
            <text:p>12.54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1979-03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2728" calcext:value-type="float">
            <text:p>12.68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1979-02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9784" calcext:value-type="float">
            <text:p>12.74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1978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8072" calcext:value-type="float">
            <text:p>12.76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1978-11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6528" calcext:value-type="float">
            <text:p>12.60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1978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632" calcext:value-type="float">
            <text:p>12.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1978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8784" calcext:value-type="float">
            <text:p>12.36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1978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4776" calcext:value-type="float">
            <text:p>12.30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1978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5632" calcext:value-type="float">
            <text:p>12.29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1978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4024" calcext:value-type="float">
            <text:p>12.38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1978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2896" calcext:value-type="float">
            <text:p>12.50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1978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9576" calcext:value-type="float">
            <text:p>12.60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1978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5296" calcext:value-type="float">
            <text:p>12.65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1978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304" calcext:value-type="float">
            <text:p>12.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1977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7256" calcext:value-type="float">
            <text:p>13.09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1977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4312" calcext:value-type="float">
            <text:p>13.16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1977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6504" calcext:value-type="float">
            <text:p>13.17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1977-1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8216" calcext:value-type="float">
            <text:p>13.15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1977-1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4312" calcext:value-type="float">
            <text:p>13.16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1977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3832" calcext:value-type="float">
            <text:p>13.13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1977-10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688" calcext:value-type="float">
            <text:p>13.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1977-10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164" calcext:value-type="float">
            <text:p>13.12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1977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2496" calcext:value-type="float">
            <text:p>13.11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1977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8112" calcext:value-type="float">
            <text:p>13.08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1977-09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544" calcext:value-type="float">
            <text:p>13.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1977-09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4584" calcext:value-type="float">
            <text:p>13.05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1977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2392" calcext:value-type="float">
            <text:p>13.04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1977-08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8008" calcext:value-type="float">
            <text:p>13.01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1977-08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8864" calcext:value-type="float">
            <text:p>13.00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1977-08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1536" calcext:value-type="float">
            <text:p>13.05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1977-08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544" calcext:value-type="float">
            <text:p>13.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1977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448" calcext:value-type="float">
            <text:p>12.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1977-07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1432" calcext:value-type="float">
            <text:p>12.98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1977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4376" calcext:value-type="float">
            <text:p>12.91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1977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3896" calcext:value-type="float">
            <text:p>12.88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1977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256" calcext:value-type="float">
            <text:p>12.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1977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3416" calcext:value-type="float">
            <text:p>12.85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1977-0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3208" calcext:value-type="float">
            <text:p>12.71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1977-0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0536" calcext:value-type="float">
            <text:p>12.67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1976-1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2896" calcext:value-type="float">
            <text:p>12.50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1976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252" calcext:value-type="float">
            <text:p>12.54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1976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8784" calcext:value-type="float">
            <text:p>12.36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1976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3" calcext:value-type="float">
            <text:p>12.5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1976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8136" calcext:value-type="float">
            <text:p>12.51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1976-06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5464" calcext:value-type="float">
            <text:p>12.47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1976-05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2792" calcext:value-type="float">
            <text:p>12.43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1976-04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536" calcext:value-type="float">
            <text:p>12.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1976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2416" calcext:value-type="float">
            <text:p>12.47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1976-0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2144" calcext:value-type="float">
            <text:p>12.58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1975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6632" calcext:value-type="float">
            <text:p>12.67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1975-1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3104" calcext:value-type="float">
            <text:p>12.64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1975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5296" calcext:value-type="float">
            <text:p>12.65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1975-10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0744" calcext:value-type="float">
            <text:p>12.81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1975-09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7216" calcext:value-type="float">
            <text:p>12.77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1975-08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6256" calcext:value-type="float">
            <text:p>12.71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1975-07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444" calcext:value-type="float">
            <text:p>12.66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1975-06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0056" calcext:value-type="float">
            <text:p>12.64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1975-05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3584" calcext:value-type="float">
            <text:p>12.67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1975-04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636" calcext:value-type="float">
            <text:p>12.78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1975-03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78" calcext:value-type="float">
            <text:p>12.87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1975-02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4648" calcext:value-type="float">
            <text:p>12.80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1974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64" calcext:value-type="float">
            <text:p>13.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1974-1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5064" calcext:value-type="float">
            <text:p>13.08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1974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2872" calcext:value-type="float">
            <text:p>13.07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1974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5816" calcext:value-type="float">
            <text:p>13.00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1974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4376" calcext:value-type="float">
            <text:p>12.91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1974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684" calcext:value-type="float">
            <text:p>12.81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1974-07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6736" calcext:value-type="float">
            <text:p>12.74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1974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8072" calcext:value-type="float">
            <text:p>12.76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1974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208" calcext:value-type="float">
            <text:p>12.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1974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2664" calcext:value-type="float">
            <text:p>12.93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1974-03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6192" calcext:value-type="float">
            <text:p>12.96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1974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2768" calcext:value-type="float">
            <text:p>13.00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1974-0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8008" calcext:value-type="float">
            <text:p>13.01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1973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7904" calcext:value-type="float">
            <text:p>12.94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1973-11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78" calcext:value-type="float">
            <text:p>12.87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1973-10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872" calcext:value-type="float">
            <text:p>12.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1973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7112" calcext:value-type="float">
            <text:p>12.70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1973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396" calcext:value-type="float">
            <text:p>12.63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1973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4232" calcext:value-type="float">
            <text:p>12.52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1973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632" calcext:value-type="float">
            <text:p>12.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1973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8616" calcext:value-type="float">
            <text:p>12.54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1973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1973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2832" calcext:value-type="float">
            <text:p>12.75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1973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78" calcext:value-type="float">
            <text:p>12.87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1973-0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876" calcext:value-type="float">
            <text:p>12.93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1972-1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876" calcext:value-type="float">
            <text:p>12.93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1972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5128" calcext:value-type="float">
            <text:p>12.83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1972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6632" calcext:value-type="float">
            <text:p>12.67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1972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6904" calcext:value-type="float">
            <text:p>12.56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1972-08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4504" calcext:value-type="float">
            <text:p>12.41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1972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0704" calcext:value-type="float">
            <text:p>12.49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1972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0704" calcext:value-type="float">
            <text:p>12.49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1972-05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2896" calcext:value-type="float">
            <text:p>12.50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1972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9472" calcext:value-type="float">
            <text:p>12.53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1972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5192" calcext:value-type="float">
            <text:p>12.58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1972-0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5024" calcext:value-type="float">
            <text:p>12.76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1972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6464" calcext:value-type="float">
            <text:p>12.85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1971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684" calcext:value-type="float">
            <text:p>12.81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1971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1432" calcext:value-type="float">
            <text:p>12.98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1971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2288" calcext:value-type="float">
            <text:p>12.97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1971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828" calcext:value-type="float">
            <text:p>12.90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1971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4752" calcext:value-type="float">
            <text:p>12.87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1971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2936" calcext:value-type="float">
            <text:p>12.82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1971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208" calcext:value-type="float">
            <text:p>12.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1971-05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9992" calcext:value-type="float">
            <text:p>12.88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1971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3144" calcext:value-type="float">
            <text:p>12.96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1971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8112" calcext:value-type="float">
            <text:p>13.08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1971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88" calcext:value-type="float">
            <text:p>13.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1971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7944" calcext:value-type="float">
            <text:p>13.26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1970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212" calcext:value-type="float">
            <text:p>13.15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1970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9176" calcext:value-type="float">
            <text:p>13.21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1970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5168" calcext:value-type="float">
            <text:p>13.15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1970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068" calcext:value-type="float">
            <text:p>13.06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1970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4856" calcext:value-type="float">
            <text:p>12.94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1970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876" calcext:value-type="float">
            <text:p>12.93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1970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9616" calcext:value-type="float">
            <text:p>12.92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1970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876" calcext:value-type="float">
            <text:p>12.93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1970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2392" calcext:value-type="float">
            <text:p>13.04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1970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4688" calcext:value-type="float">
            <text:p>13.12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1970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736" calcext:value-type="float">
            <text:p>13.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1970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0888" calcext:value-type="float">
            <text:p>13.20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1969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4792" calcext:value-type="float">
            <text:p>13.19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1969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5544" calcext:value-type="float">
            <text:p>13.11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1969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6776" calcext:value-type="float">
            <text:p>13.06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1969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164" calcext:value-type="float">
            <text:p>13.12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1969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4896" calcext:value-type="float">
            <text:p>13.26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1969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548" calcext:value-type="float">
            <text:p>13.36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1969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024" calcext:value-type="float">
            <text:p>13.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1969-05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3664" calcext:value-type="float">
            <text:p>13.31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1969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8424" calcext:value-type="float">
            <text:p>13.29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1969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5376" calcext:value-type="float">
            <text:p>13.29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1969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928" calcext:value-type="float">
            <text:p>13.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1969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88" calcext:value-type="float">
            <text:p>13.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1969-0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2224" calcext:value-type="float">
            <text:p>13.22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1968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736" calcext:value-type="float">
            <text:p>13.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1968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8112" calcext:value-type="float">
            <text:p>13.08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1968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8864" calcext:value-type="float">
            <text:p>13.00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1968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8384" calcext:value-type="float">
            <text:p>12.97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1968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1808" calcext:value-type="float">
            <text:p>12.94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1968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544" calcext:value-type="float">
            <text:p>13.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1968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496" calcext:value-type="float">
            <text:p>13.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1968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1056" calcext:value-type="float">
            <text:p>13.02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1968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4584" calcext:value-type="float">
            <text:p>13.05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1968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2872" calcext:value-type="float">
            <text:p>13.07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1968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212" calcext:value-type="float">
            <text:p>13.15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1967-1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8696" calcext:value-type="float">
            <text:p>13.18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1967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9072" calcext:value-type="float">
            <text:p>13.14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1967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8112" calcext:value-type="float">
            <text:p>13.08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1967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8592" calcext:value-type="float">
            <text:p>13.11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1967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2976" calcext:value-type="float">
            <text:p>13.14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1967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068" calcext:value-type="float">
            <text:p>13.06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1967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544" calcext:value-type="float">
            <text:p>13.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1967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7632" calcext:value-type="float">
            <text:p>13.05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1967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7736" calcext:value-type="float">
            <text:p>13.12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1967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784" calcext:value-type="float">
            <text:p>13.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1967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356" calcext:value-type="float">
            <text:p>13.24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1967-0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9656" calcext:value-type="float">
            <text:p>13.24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1966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832" calcext:value-type="float">
            <text:p>13.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1966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832" calcext:value-type="float">
            <text:p>13.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1966-11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6232" calcext:value-type="float">
            <text:p>13.28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1966-10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4624" calcext:value-type="float">
            <text:p>13.37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1966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312" calcext:value-type="float">
            <text:p>13.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1966-08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2744" calcext:value-type="float">
            <text:p>13.57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1966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7984" calcext:value-type="float">
            <text:p>13.58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1966-06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3704" calcext:value-type="float">
            <text:p>13.63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1966-05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552" calcext:value-type="float">
            <text:p>13.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1966-04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9424" calcext:value-type="float">
            <text:p>13.67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1966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504" calcext:value-type="float">
            <text:p>13.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1966-0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504" calcext:value-type="float">
            <text:p>13.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1965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1888" calcext:value-type="float">
            <text:p>13.58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1965-1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1408" calcext:value-type="float">
            <text:p>13.55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1965-11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0928" calcext:value-type="float">
            <text:p>13.52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1965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1304" calcext:value-type="float">
            <text:p>13.48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1965-08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2536" calcext:value-type="float">
            <text:p>13.43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1965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2912" calcext:value-type="float">
            <text:p>13.39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1965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4624" calcext:value-type="float">
            <text:p>13.37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1965-06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4624" calcext:value-type="float">
            <text:p>13.37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1965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7296" calcext:value-type="float">
            <text:p>13.41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1965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1304" calcext:value-type="float">
            <text:p>13.48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1965-03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6944" calcext:value-type="float">
            <text:p>12.88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1965-02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216" calcext:value-type="float">
            <text:p>13.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1964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596" calcext:value-type="float">
            <text:p>13.39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1964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1952" calcext:value-type="float">
            <text:p>13.33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1964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4896" calcext:value-type="float">
            <text:p>13.26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1964-10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3936" calcext:value-type="float">
            <text:p>13.20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1964-09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5544" calcext:value-type="float">
            <text:p>13.11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1964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02" calcext:value-type="float">
            <text:p>13.03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1964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5712" calcext:value-type="float">
            <text:p>12.93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1964-06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9616" calcext:value-type="float">
            <text:p>12.92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1964-05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9344" calcext:value-type="float">
            <text:p>13.03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1964-04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688" calcext:value-type="float">
            <text:p>13.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1964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0136" calcext:value-type="float">
            <text:p>13.28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1964-0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12" calcext:value-type="float">
            <text:p>13.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1963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5584" calcext:value-type="float">
            <text:p>13.43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1963-1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9864" calcext:value-type="float">
            <text:p>13.38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1963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5" calcext:value-type="float">
            <text:p>13.3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1963-10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5376" calcext:value-type="float">
            <text:p>13.29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1963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1472" calcext:value-type="float">
            <text:p>13.30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1963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5752" calcext:value-type="float">
            <text:p>13.25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1963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8696" calcext:value-type="float">
            <text:p>13.18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1963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8696" calcext:value-type="float">
            <text:p>13.18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1963-05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4896" calcext:value-type="float">
            <text:p>13.26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1963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0344" calcext:value-type="float">
            <text:p>13.42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1963-03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4728" calcext:value-type="float">
            <text:p>13.44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1963-0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168" calcext:value-type="float">
            <text:p>13.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1963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7696" calcext:value-type="float">
            <text:p>12.80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1962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1576" calcext:value-type="float">
            <text:p>13.37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1962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5" calcext:value-type="float">
            <text:p>13.3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1962-10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4688" calcext:value-type="float">
            <text:p>13.12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1962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3184" calcext:value-type="float">
            <text:p>13.28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1962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308" calcext:value-type="float">
            <text:p>13.21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1962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7736" calcext:value-type="float">
            <text:p>13.12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1962-06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3832" calcext:value-type="float">
            <text:p>13.13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1962-05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6128" calcext:value-type="float">
            <text:p>13.21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1962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6336" calcext:value-type="float">
            <text:p>13.35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1962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9864" calcext:value-type="float">
            <text:p>13.38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1962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4624" calcext:value-type="float">
            <text:p>13.37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1961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6712" calcext:value-type="float">
            <text:p>13.31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1961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7944" calcext:value-type="float">
            <text:p>13.26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1961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6984" calcext:value-type="float">
            <text:p>13.20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1961-10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5648" calcext:value-type="float">
            <text:p>13.18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1961-09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3352" calcext:value-type="float">
            <text:p>13.10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1961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5816" calcext:value-type="float">
            <text:p>13.00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1961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352" calcext:value-type="float">
            <text:p>12.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1961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4376" calcext:value-type="float">
            <text:p>12.91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1961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3624" calcext:value-type="float">
            <text:p>12.99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1961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736" calcext:value-type="float">
            <text:p>13.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1961-03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0616" calcext:value-type="float">
            <text:p>13.31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1961-0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0136" calcext:value-type="float">
            <text:p>13.28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1960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5648" calcext:value-type="float">
            <text:p>13.18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1960-1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0304" calcext:value-type="float">
            <text:p>13.10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1960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6192" calcext:value-type="float">
            <text:p>12.96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1960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0096" calcext:value-type="float">
            <text:p>12.96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1960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544" calcext:value-type="float">
            <text:p>13.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1960-08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544" calcext:value-type="float">
            <text:p>13.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1960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7528" calcext:value-type="float">
            <text:p>12.98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1960-06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0576" calcext:value-type="float">
            <text:p>12.99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1960-05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068" calcext:value-type="float">
            <text:p>13.06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1960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1264" calcext:value-type="float">
            <text:p>13.16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1960-0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6128" calcext:value-type="float">
            <text:p>13.21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1960-0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1744" calcext:value-type="float">
            <text:p>13.19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1959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0784" calcext:value-type="float">
            <text:p>13.13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1959-1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3728" calcext:value-type="float">
            <text:p>13.06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1959-1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6672" calcext:value-type="float">
            <text:p>12.99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1959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1328" calcext:value-type="float">
            <text:p>12.91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1959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2184" calcext:value-type="float">
            <text:p>12.90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1959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7528" calcext:value-type="float">
            <text:p>12.98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1959-07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544" calcext:value-type="float">
            <text:p>13.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1959-06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7632" calcext:value-type="float">
            <text:p>13.05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1959-05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64" calcext:value-type="float">
            <text:p>13.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1959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6024" calcext:value-type="float">
            <text:p>13.14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1959-03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9448" calcext:value-type="float">
            <text:p>13.10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1959-0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7256" calcext:value-type="float">
            <text:p>13.09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1958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1056" calcext:value-type="float">
            <text:p>13.02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1958-1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7904" calcext:value-type="float">
            <text:p>12.94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1958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0848" calcext:value-type="float">
            <text:p>12.88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1958-10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5128" calcext:value-type="float">
            <text:p>12.83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1958-09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0264" calcext:value-type="float">
            <text:p>12.78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1958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3688" calcext:value-type="float">
            <text:p>12.74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1958-07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0536" calcext:value-type="float">
            <text:p>12.67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1958-06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5672" calcext:value-type="float">
            <text:p>12.61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1958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8552" calcext:value-type="float">
            <text:p>12.79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1958-04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3248" calcext:value-type="float">
            <text:p>13.03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1958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3456" calcext:value-type="float">
            <text:p>13.17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1958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88" calcext:value-type="float">
            <text:p>13.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253077042301</text:p>
          </table:table-cell>
          <table:table-cell office:value-type="string" calcext:value-type="string">
            <text:p>54V <text:s/>3</text:p>
          </table:table-cell>
          <table:table-cell office:value-type="string" calcext:value-type="string">
            <text:p>1958-01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88" calcext:value-type="float">
            <text:p>13.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04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192" meta:object-count="0"/>
    <meta:user-defined meta:name="AppVersion">3.0</meta:user-defined>
  </office:meta>
</office:document-meta>
</file>